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8d086" officeooo:paragraph-rsid="0018d086"/>
    </style:style>
    <style:style style:name="P2" style:family="paragraph" style:parent-style-name="Heading_20_1">
      <style:text-properties officeooo:rsid="0018d086" officeooo:paragraph-rsid="0018d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sole Device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9:17:09.265822122</meta:creation-date>
    <dc:date>2021-02-26T07:43:37.835567993</dc:date>
    <meta:editing-duration>PT11H36M1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